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7.5pt" fo:font-weight="bold" style:font-size-asian="7.5pt" style:font-weight-asian="bold" style:font-size-complex="7.5pt" style:font-weight-complex="bold"/>
    </style:style>
    <style:style style:name="Sect1" style:family="section">
      <style:section-properties text:dont-balance-text-columns="false" style:editable="false">
        <style:columns fo:column-count="2">
          <style:column style:rel-width="5545*" fo:start-indent="0in" fo:end-indent="0.0638in"/>
          <style:column style:rel-width="5442*" fo:start-indent="0.0638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start</text:p>
        <text:p text:style-name="P1">Adding p: 97 267</text:p>
        <text:p text:style-name="P1">Adding p: 117 191</text:p>
        <text:p text:style-name="P1">BT start: 1 267</text:p>
        <text:p text:style-name="P1">SS start: 1 267</text:p>
        <text:p text:style-name="P1">R----2 191</text:p>
        <text:p text:style-name="P1"><text:s text:c="5"/>L----1 267</text:p>
        <text:p text:style-name="P1"><text:s text:c="5"/>R----3 267</text:p>
        <text:p text:style-name="P1">Ins 1 2 3 </text:p>
        <text:p text:style-name="P1">Adding p: 152 139</text:p>
        <text:p text:style-name="P1">BT start: 2 191</text:p>
        <text:p text:style-name="P1">SS start: 2 191</text:p>
        <text:p text:style-name="P1">R----2 191</text:p>
        <text:p text:style-name="P1"><text:s text:c="5"/>L----1 267</text:p>
        <text:p text:style-name="P1"><text:s text:c="5"/>R----5 191</text:p>
        <text:p text:style-name="P1"><text:s text:c="10"/>L----4 139</text:p>
        <text:p text:style-name="P1"><text:s text:c="10"/>R----3 267</text:p>
        <text:p text:style-name="P1">At x: 152 Adding c: 520 ; 191 139 267</text:p>
        <text:p text:style-name="P1">Ins 1 2 4 5 3 </text:p>
        <text:p text:style-name="P1">Adding p: 159 316</text:p>
        <text:p text:style-name="P1">BT start: 3 267</text:p>
        <text:p text:style-name="P1">SS start: 3 267</text:p>
        <text:p text:style-name="P1">R----5 191</text:p>
        <text:p text:style-name="P1"><text:s text:c="5"/>L----2 191</text:p>
        <text:p text:style-name="P1"><text:s text:c="5"/>| <text:s text:c="3"/>L----1 267</text:p>
        <text:p text:style-name="P1"><text:s text:c="5"/>| <text:s text:c="3"/>R----4 139</text:p>
        <text:p text:style-name="P1"><text:s text:c="5"/>R----6 316</text:p>
        <text:p text:style-name="P1"><text:s text:c="10"/>L----3 267</text:p>
        <text:p text:style-name="P1"><text:s text:c="10"/>R----7 267</text:p>
        <text:p text:style-name="P1">At x: 159 Adding c: 237 ; 267 191 316</text:p>
        <text:p text:style-name="P1">Ins 1 2 4 5 3 6 7 </text:p>
        <text:p text:style-name="P1">Adding p: 195 218</text:p>
        <text:p text:style-name="P1">BT start: 5 191</text:p>
        <text:p text:style-name="P1">SS start: 5 191</text:p>
        <text:p text:style-name="P1">R----5 191</text:p>
        <text:p text:style-name="P1"><text:s text:c="5"/>L----2 191</text:p>
        <text:p text:style-name="P1"><text:s text:c="5"/>| <text:s text:c="3"/>L----1 267</text:p>
        <text:p text:style-name="P1"><text:s text:c="5"/>| <text:s text:c="3"/>R----4 139</text:p>
        <text:p text:style-name="P1"><text:s text:c="5"/>R----6 316</text:p>
        <text:p text:style-name="P1"><text:s text:c="10"/>L----9 191</text:p>
        <text:p text:style-name="P1"><text:s text:c="10"/>| <text:s text:c="3"/>L----8 218</text:p>
        <text:p text:style-name="P1"><text:s text:c="10"/>| <text:s text:c="3"/>R----3 267</text:p>
        <text:p text:style-name="P1"><text:s text:c="10"/>R----7 267</text:p>
        <text:p text:style-name="P1">At x: 195 Adding c: 210 ; 191 139 218</text:p>
        <text:p text:style-name="P1">At x: 195 Adding c: 199 ; 191 218 267</text:p>
        <text:p text:style-name="P1">Ins 1 2 4 5 8 9 3 6 7 </text:p>
        <text:p text:style-name="P1">At x: 199 Removing: <text:s/>9 191 218 267</text:p>
        <text:p text:style-name="P1">R----5 191</text:p>
        <text:p text:style-name="P1"><text:s text:c="5"/>L----2 191</text:p>
        <text:p text:style-name="P1"><text:s text:c="5"/>| <text:s text:c="3"/>L----1 267</text:p>
        <text:p text:style-name="P1"><text:s text:c="5"/>| <text:s text:c="3"/>R----4 139</text:p>
        <text:p text:style-name="P1"><text:s text:c="5"/>R----6 316</text:p>
        <text:p text:style-name="P1"><text:s text:c="10"/>L----3 267</text:p>
        <text:p text:style-name="P1"><text:s text:c="10"/>| <text:s text:c="3"/>L----8 218</text:p>
        <text:p text:style-name="P1"><text:s text:c="10"/>R----7 267</text:p>
        <text:p text:style-name="P1">At x: 199 Adding c: 212 ; 267 218 316</text:p>
        <text:p text:style-name="P1">Del 1 2 4 5 8 3 6 7 </text:p>
        <text:p text:style-name="P1">Adding p: 205 103</text:p>
        <text:p text:style-name="P1">BT start: 4 139</text:p>
        <text:p text:style-name="P1">SS start: 4 139</text:p>
        <text:p text:style-name="P1">R----5 191</text:p>
        <text:p text:style-name="P1"><text:s text:c="5"/>L----2 191</text:p>
        <text:p text:style-name="P1"><text:s text:c="5"/>| <text:s text:c="3"/>L----1 267</text:p>
        <text:p text:style-name="P1"><text:s text:c="5"/>| <text:s text:c="3"/>R----10 103</text:p>
        <text:p text:style-name="P1"><text:s text:c="5"/>| <text:s text:c="8"/>L----4 139</text:p>
        <text:p text:style-name="P1"><text:s text:c="5"/>| <text:s text:c="8"/>R----11 139</text:p>
        <text:p text:style-name="P1"><text:s text:c="5"/>R----6 316</text:p>
        <text:p text:style-name="P1"><text:s text:c="10"/>L----3 267</text:p>
        <text:p text:style-name="P1"><text:s text:c="10"/>| <text:s text:c="3"/>L----8 218</text:p>
        <text:p text:style-name="P1"><text:s text:c="10"/>R----7 267</text:p>
        <text:p text:style-name="P1">At x: 205 Adding c: 438 ; 139 103 191</text:p>
        <text:p text:style-name="P1">Ins 1 2 4 10 11 5 8 3 6 7 </text:p>
        <text:p text:style-name="P1">At x: 210 Removing: <text:s/>5 191 139 218</text:p>
        <text:p text:style-name="P1">R----8 218</text:p>
        <text:p text:style-name="P1"><text:s text:c="5"/>L----2 191</text:p>
        <text:p text:style-name="P1"><text:s text:c="5"/>| <text:s text:c="3"/>L----1 267</text:p>
        <text:p text:style-name="P1"><text:s text:c="5"/>| <text:s text:c="3"/>R----10 103</text:p>
        <text:p text:style-name="P1"><text:s text:c="5"/>| <text:s text:c="8"/>L----4 139</text:p>
        <text:p text:style-name="P1"><text:s text:c="5"/>| <text:s text:c="8"/>R----11 139</text:p>
        <text:p text:style-name="P1"><text:s text:c="5"/>R----6 316</text:p>
        <text:p text:style-name="P1"><text:s text:c="10"/>L----3 267</text:p>
        <text:p text:style-name="P1"><text:s text:c="10"/>R----7 267</text:p>
        <text:p text:style-name="P1">At x: 210 Adding c: 264 ; 139 103 218</text:p>
        <text:p text:style-name="P1">Del 1 2 4 10 11 8 3 6 7 </text:p>
        <text:p text:style-name="P1">At x: 212 Removing: <text:s/>3 267 218 316</text:p>
        <text:p text:style-name="P1">R----8 218</text:p>
        <text:p text:style-name="P1"><text:s text:c="5"/>L----2 191</text:p>
        <text:p text:style-name="P1"><text:s text:c="5"/>| <text:s text:c="3"/>L----1 267</text:p>
        <text:p text:style-name="P1"><text:s text:c="5"/>| <text:s text:c="3"/>R----10 103</text:p>
        <text:p text:style-name="P1"><text:s text:c="5"/>| <text:s text:c="8"/>L----4 139</text:p>
        <text:p text:style-name="P1"><text:s text:c="5"/>| <text:s text:c="8"/>R----11 139</text:p>
        <text:p text:style-name="P1"><text:s text:c="5"/>R----6 316</text:p>
        <text:p text:style-name="P1"><text:s text:c="10"/>R----7 267</text:p>
        <text:p text:style-name="P1">Del 1 2 4 10 11 8 6 7 </text:p>
        <text:p text:style-name="P1">Adding p: 222 260</text:p>
        <text:p text:style-name="P1">BT start: 8 218</text:p>
        <text:p text:style-name="P1">SS start: 8 218</text:p>
        <text:p text:style-name="P1">R----8 218</text:p>
        <text:p text:style-name="P1"><text:s text:c="5"/>L----2 191</text:p>
        <text:p text:style-name="P1"><text:s text:c="5"/>| <text:s text:c="3"/>L----1 267</text:p>
        <text:p text:style-name="P1"><text:s text:c="5"/>| <text:s text:c="3"/>R----10 103</text:p>
        <text:p text:style-name="P1"><text:s text:c="5"/>| <text:s text:c="8"/>L----4 139</text:p>
        <text:p text:style-name="P1"><text:s text:c="5"/>| <text:s text:c="8"/>R----11 139</text:p>
        <text:p text:style-name="P1"><text:s text:c="5"/>R----6 316</text:p>
        <text:p text:style-name="P1"><text:s text:c="10"/>L----12 260</text:p>
        <text:p text:style-name="P1"><text:s text:c="10"/>| <text:s text:c="3"/>R----13 218</text:p>
        <text:p text:style-name="P1"><text:s text:c="10"/>R----7 267</text:p>
        <text:p text:style-name="P1">At x: 222 Adding c: 1976 ; 218 139 260</text:p>
        <text:p text:style-name="P1">At x: 222 Adding c: 222 ; 218 260 316</text:p>
        <text:p text:style-name="P1">Ins 1 2 4 10 11 8 12 13 6 7 </text:p>
        <text:p text:style-name="P1">At x: 222 Removing: <text:s/>13 218 260 316</text:p>
        <text:p text:style-name="P1">R----8 218</text:p>
        <text:p text:style-name="P1"><text:s text:c="5"/>L----2 191</text:p>
        <text:p text:style-name="P1"><text:s text:c="5"/>| <text:s text:c="3"/>L----1 267</text:p>
        <text:p text:style-name="P1"><text:s text:c="5"/>| <text:s text:c="3"/>R----10 103</text:p>
        <text:p text:style-name="P1"><text:s text:c="5"/>| <text:s text:c="8"/>L----4 139</text:p>
        <text:p text:style-name="P1"><text:s text:c="5"/>| <text:s text:c="8"/>R----11 139</text:p>
        <text:p text:style-name="P1"><text:s text:c="5"/>R----6 316</text:p>
        <text:p text:style-name="P1"><text:s text:c="10"/>L----12 260</text:p>
        <text:p text:style-name="P1"><text:s text:c="10"/>R----7 267</text:p>
        <text:p text:style-name="P1">Del 1 2 4 10 11 8 12 6 7 </text:p>
        <text:p text:style-name="P1">Adding p: 227 355</text:p>
        <text:p text:style-name="P1">BT start: 6 316</text:p>
        <text:p text:style-name="P1">SS start: 6 316</text:p>
        <text:p text:style-name="P1">R----8 218</text:p>
        <text:p text:style-name="P1"><text:s text:c="5"/>L----2 191</text:p>
        <text:p text:style-name="P1"><text:s text:c="5"/>| <text:s text:c="3"/>L----1 267</text:p>
        <text:p text:style-name="P1"><text:s text:c="5"/>| <text:s text:c="3"/>R----10 103</text:p>
        <text:p text:style-name="P1"><text:s text:c="5"/>| <text:s text:c="8"/>L----4 139</text:p>
        <text:p text:style-name="P1"><text:s text:c="5"/>| <text:s text:c="8"/>R----11 139</text:p>
        <text:p text:style-name="P1"><text:s text:c="5"/>R----6 316</text:p>
        <text:p text:style-name="P1"><text:s text:c="10"/>L----12 260</text:p>
        <text:p text:style-name="P1"><text:s text:c="10"/>R----15 316</text:p>
        <text:p text:style-name="P1"><text:s text:c="15"/>L----14 355</text:p>
        <text:p text:style-name="P1"><text:s text:c="15"/>R----7 267</text:p>
        <text:p text:style-name="P1">At x: 227 Adding c: 259 ; 316 260 355</text:p>
        <text:p text:style-name="P1">Ins 1 2 4 10 11 8 12 6 14 15 7 </text:p>
        <text:p text:style-name="P1">At x: 237 Ignoring: <text:s/>267 191 316</text:p>
        <text:p text:style-name="P1">Adding p: 242 166</text:p>
        <text:p text:style-name="P1">BT start: 11 139</text:p>
        <text:p text:style-name="P1">SS start: 11 139</text:p>
        <text:p text:style-name="P1">R----8 218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16 166</text:p>
        <text:p text:style-name="P1"><text:s text:c="5"/>| <text:s text:c="8"/>L----11 139</text:p>
        <text:p text:style-name="P1"><text:s text:c="5"/>| <text:s text:c="8"/>R----17 139</text:p>
        <text:p text:style-name="P1"><text:s text:c="5"/>R----6 316</text:p>
        <text:p text:style-name="P1"><text:s text:c="10"/>L----12 260</text:p>
        <text:p text:style-name="P1"><text:s text:c="10"/>R----15 316</text:p>
        <text:p text:style-name="P1"><text:s text:c="15"/>L----14 355</text:p>
        <text:p text:style-name="P1"><text:s text:c="15"/>R----7 267</text:p>
        <text:p text:style-name="P1">At x: 242 Adding c: 245 ; 139 103 166</text:p>
        <text:p text:style-name="P1">At x: 242 Adding c: 242 ; 139 166 218</text:p>
        <text:p text:style-name="P1">Ins 1 2 4 10 11 16 17 8 12 6 14 15 7 </text:p>
        <text:p text:style-name="P1">At x: 242 Removing: <text:s/>17 139 166 218</text:p>
        <text:p text:style-name="P1">R----8 218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16 166</text:p>
        <text:p text:style-name="P1"><text:s text:c="5"/>| <text:s text:c="8"/>L----11 139</text:p>
        <text:p text:style-name="P1"><text:s text:c="5"/>R----6 316</text:p>
        <text:p text:style-name="P1"><text:s text:c="10"/>L----12 260</text:p>
        <text:p text:style-name="P1"><text:s text:c="10"/>R----15 316</text:p>
        <text:p text:style-name="P1"><text:soft-page-break/><text:s text:c="15"/>L----14 355</text:p>
        <text:p text:style-name="P1"><text:s text:c="15"/>R----7 267</text:p>
        <text:p text:style-name="P1">At x: 242 Adding c: 295 ; 218 166 260</text:p>
        <text:p text:style-name="P1">Del 1 2 4 10 11 16 8 12 6 14 15 7 </text:p>
        <text:p text:style-name="P1">At x: 245 Removing: <text:s/>11 139 103 166</text:p>
        <text:p text:style-name="P1">R----8 218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16 166</text:p>
        <text:p text:style-name="P1"><text:s text:c="5"/>R----6 316</text:p>
        <text:p text:style-name="P1"><text:s text:c="10"/>L----12 260</text:p>
        <text:p text:style-name="P1"><text:s text:c="10"/>R----15 316</text:p>
        <text:p text:style-name="P1"><text:s text:c="15"/>L----14 355</text:p>
        <text:p text:style-name="P1"><text:s text:c="15"/>R----7 267</text:p>
        <text:p text:style-name="P1">Del 1 2 4 10 16 8 12 6 14 15 7 </text:p>
        <text:p text:style-name="P1">At x: 259 Removing: <text:s/>6 316 260 355</text:p>
        <text:p text:style-name="P1">R----8 218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16 166</text:p>
        <text:p text:style-name="P1"><text:s text:c="5"/>R----14 355</text:p>
        <text:p text:style-name="P1"><text:s text:c="10"/>L----12 260</text:p>
        <text:p text:style-name="P1"><text:s text:c="10"/>R----15 316</text:p>
        <text:p text:style-name="P1"><text:s text:c="15"/>R----7 267</text:p>
        <text:p text:style-name="P1">Del 1 2 4 10 16 8 12 14 15 7 </text:p>
        <text:p text:style-name="P1">At x: 264 Ignoring: <text:s/>139 103 218</text:p>
        <text:p text:style-name="P1">Adding p: 271 79</text:p>
        <text:p text:style-name="P1">BT start: 10 103</text:p>
        <text:p text:style-name="P1">SS start: 10 103</text:p>
        <text:p text:style-name="P1">R----8 218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19 103</text:p>
        <text:p text:style-name="P1"><text:s text:c="5"/>| <text:s text:c="8"/>L----18 79</text:p>
        <text:p text:style-name="P1"><text:s text:c="5"/>| <text:s text:c="8"/>R----16 166</text:p>
        <text:p text:style-name="P1"><text:s text:c="5"/>R----14 355</text:p>
        <text:p text:style-name="P1"><text:s text:c="10"/>L----12 260</text:p>
        <text:p text:style-name="P1"><text:s text:c="10"/>R----15 316</text:p>
        <text:p text:style-name="P1"><text:s text:c="15"/>R----7 267</text:p>
        <text:p text:style-name="P1">At x: 271 Adding c: 295 ; 103 79 166</text:p>
        <text:p text:style-name="P1">Ins 1 2 4 10 18 19 16 8 12 14 15 7 </text:p>
        <text:p text:style-name="P1">Adding p: 281 217</text:p>
        <text:p text:style-name="P1">BT start: 8 218</text:p>
        <text:p text:style-name="P1">SS start: 8 218</text:p>
        <text:p text:style-name="P1">R----8 218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19 103</text:p>
        <text:p text:style-name="P1"><text:s text:c="5"/>| <text:s text:c="8"/>L----18 79</text:p>
        <text:p text:style-name="P1"><text:s text:c="5"/>| <text:s text:c="8"/>R----16 166</text:p>
        <text:p text:style-name="P1"><text:s text:c="5"/>R----14 355</text:p>
        <text:p text:style-name="P1"><text:s text:c="10"/>L----21 218</text:p>
        <text:p text:style-name="P1"><text:s text:c="10"/>| <text:s text:c="3"/>L----20 217</text:p>
        <text:p text:style-name="P1"><text:s text:c="10"/>| <text:s text:c="3"/>R----12 260</text:p>
        <text:p text:style-name="P1"><text:s text:c="10"/>R----15 316</text:p>
        <text:p text:style-name="P1"><text:s text:c="15"/>R----7 267</text:p>
        <text:p text:style-name="P1">At x: 281 Adding c: 282 ; 218 166 217</text:p>
        <text:p text:style-name="P1">At x: 281 Adding c: 281 ; 218 217 260</text:p>
        <text:p text:style-name="P1">Ins 1 2 4 10 18 19 16 8 20 21 12 14 15 7 </text:p>
        <text:p text:style-name="P1">At x: 281 Removing: <text:s/>21 218 217 260</text:p>
        <text:p text:style-name="P1">R----8 218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19 103</text:p>
        <text:p text:style-name="P1"><text:s text:c="5"/>| <text:s text:c="8"/>L----18 79</text:p>
        <text:p text:style-name="P1"><text:s text:c="5"/>| <text:s text:c="8"/>R----16 166</text:p>
        <text:p text:style-name="P1"><text:s text:c="5"/>R----14 355</text:p>
        <text:p text:style-name="P1"><text:s text:c="10"/>L----12 260</text:p>
        <text:p text:style-name="P1"><text:s text:c="10"/>| <text:s text:c="3"/>L----20 217</text:p>
        <text:p text:style-name="P1"><text:s text:c="10"/>R----15 316</text:p>
        <text:p text:style-name="P1"><text:s text:c="15"/>R----7 267</text:p>
        <text:p text:style-name="P1">At x: 281 Adding c: 387 ; 260 217 355</text:p>
        <text:p text:style-name="P1">Del 1 2 4 10 18 19 16 8 20 12 14 15 7 </text:p>
        <text:p text:style-name="P1">At x: 282 Removing: <text:s/>8 218 166 217</text:p>
        <text:p text:style-name="P1">R----20 21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19 103</text:p>
        <text:p text:style-name="P1"><text:s text:c="5"/>| <text:s text:c="8"/>L----18 79</text:p>
        <text:p text:style-name="P1"><text:s text:c="5"/>| <text:s text:c="8"/>R----16 166</text:p>
        <text:p text:style-name="P1"><text:s text:c="5"/>R----14 355</text:p>
        <text:p text:style-name="P1"><text:s text:c="10"/>L----12 260</text:p>
        <text:p text:style-name="P1"><text:s text:c="10"/>R----15 316</text:p>
        <text:p text:style-name="P1"><text:s text:c="15"/>R----7 267</text:p>
        <text:p text:style-name="P1">At x: 282 Adding c: 1272 ; 166 103 217</text:p>
        <text:p text:style-name="P1">Del 1 2 4 10 18 19 16 20 12 14 15 7 </text:p>
        <text:p text:style-name="P1">Adding p: 288 294</text:p>
        <text:p text:style-name="P1">BT start: 12 260</text:p>
        <text:p text:style-name="P1">SS start: 12 260</text:p>
        <text:p text:style-name="P1">R----20 21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19 103</text:p>
        <text:p text:style-name="P1"><text:s text:c="5"/>| <text:s text:c="8"/>L----18 79</text:p>
        <text:p text:style-name="P1"><text:s text:c="5"/>| <text:s text:c="8"/>R----16 166</text:p>
        <text:p text:style-name="P1"><text:s text:c="5"/>R----14 355</text:p>
        <text:p text:style-name="P1"><text:s text:c="10"/>L----22 294</text:p>
        <text:p text:style-name="P1"><text:s text:c="10"/>| <text:s text:c="3"/>L----12 260</text:p>
        <text:p text:style-name="P1"><text:s text:c="10"/>| <text:s text:c="3"/>R----23 260</text:p>
        <text:p text:style-name="P1"><text:s text:c="10"/>R----15 316</text:p>
        <text:p text:style-name="P1"><text:s text:c="15"/>R----7 267</text:p>
        <text:p text:style-name="P1">At x: 288 Adding c: 308 ; 260 217 294</text:p>
        <text:p text:style-name="P1">At x: 288 Adding c: 290 ; 260 294 355</text:p>
        <text:p text:style-name="P1">Ins 1 2 4 10 18 19 16 20 12 22 23 14 15 7 </text:p>
        <text:p text:style-name="P1">At x: 290 Removing: <text:s/>23 260 294 355</text:p>
        <text:p text:style-name="P1">R----20 21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19 103</text:p>
        <text:p text:style-name="P1"><text:s text:c="5"/>| <text:s text:c="8"/>L----18 79</text:p>
        <text:p text:style-name="P1"><text:s text:c="5"/>| <text:s text:c="8"/>R----16 166</text:p>
        <text:p text:style-name="P1"><text:s text:c="5"/>R----14 355</text:p>
        <text:p text:style-name="P1"><text:s text:c="10"/>L----22 294</text:p>
        <text:p text:style-name="P1"><text:s text:c="10"/>| <text:s text:c="3"/>L----12 260</text:p>
        <text:p text:style-name="P1"><text:s text:c="10"/>R----15 316</text:p>
        <text:p text:style-name="P1"><text:s text:c="15"/>R----7 267</text:p>
        <text:p text:style-name="P1">Del 1 2 4 10 18 19 16 20 12 22 14 15 7 </text:p>
        <text:p text:style-name="P1">At x: 295 Ignoring: <text:s/>218 166 260</text:p>
        <text:p text:style-name="P1">Adding p: 295 371</text:p>
        <text:p text:style-name="P1">BT start: 14 355</text:p>
        <text:p text:style-name="P1">SS start: 14 355</text:p>
        <text:p text:style-name="P1">R----20 21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19 103</text:p>
        <text:p text:style-name="P1"><text:s text:c="5"/>| <text:s text:c="8"/>L----18 79</text:p>
        <text:p text:style-name="P1"><text:s text:c="5"/>| <text:s text:c="8"/>R----16 166</text:p>
        <text:p text:style-name="P1"><text:s text:c="5"/>R----14 355</text:p>
        <text:p text:style-name="P1"><text:s text:c="10"/>L----22 294</text:p>
        <text:p text:style-name="P1"><text:s text:c="10"/>| <text:s text:c="3"/>L----12 260</text:p>
        <text:p text:style-name="P1"><text:s text:c="10"/>R----15 316</text:p>
        <text:p text:style-name="P1"><text:s text:c="15"/>L----24 371</text:p>
        <text:p text:style-name="P1"><text:s text:c="15"/>| <text:s text:c="3"/>R----25 355</text:p>
        <text:p text:style-name="P1"><text:s text:c="15"/>R----7 267</text:p>
        <text:p text:style-name="P1">At x: 295 Adding c: 313 ; 355 294 371</text:p>
        <text:p text:style-name="P1">Ins 1 2 4 10 18 19 16 20 12 22 14 24 25 15 7 </text:p>
        <text:p text:style-name="P1">At x: 295 Removing: <text:s/>19 103 79 166</text:p>
        <text:p text:style-name="P1">R----20 21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16 166</text:p>
        <text:p text:style-name="P1"><text:s text:c="5"/>| <text:s text:c="8"/>L----18 79</text:p>
        <text:p text:style-name="P1"><text:s text:c="5"/>R----14 355</text:p>
        <text:p text:style-name="P1"><text:s text:c="10"/>L----22 294</text:p>
        <text:p text:style-name="P1"><text:s text:c="10"/>| <text:s text:c="3"/>L----12 260</text:p>
        <text:p text:style-name="P1"><text:s text:c="10"/>R----15 316</text:p>
        <text:p text:style-name="P1"><text:s text:c="15"/>L----24 371</text:p>
        <text:p text:style-name="P1"><text:s text:c="15"/>| <text:s text:c="3"/>R----25 355</text:p>
        <text:p text:style-name="P1"><text:soft-page-break/><text:s text:c="15"/>R----7 267</text:p>
        <text:p text:style-name="P1">At x: 295 Adding c: 406 ; 166 79 217</text:p>
        <text:p text:style-name="P1">Del 1 2 4 10 18 16 20 12 22 14 24 25 15 7 </text:p>
        <text:p text:style-name="P1">At x: 308 Removing: <text:s/>12 260 217 294</text:p>
        <text:p text:style-name="P1">R----20 21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16 166</text:p>
        <text:p text:style-name="P1"><text:s text:c="5"/>| <text:s text:c="8"/>L----18 79</text:p>
        <text:p text:style-name="P1"><text:s text:c="5"/>R----14 355</text:p>
        <text:p text:style-name="P1"><text:s text:c="10"/>L----22 294</text:p>
        <text:p text:style-name="P1"><text:s text:c="10"/>R----15 316</text:p>
        <text:p text:style-name="P1"><text:s text:c="15"/>L----24 371</text:p>
        <text:p text:style-name="P1"><text:s text:c="15"/>| <text:s text:c="3"/>R----25 355</text:p>
        <text:p text:style-name="P1"><text:s text:c="15"/>R----7 267</text:p>
        <text:p text:style-name="P1">Del 1 2 4 10 18 16 20 22 14 24 25 15 7 </text:p>
        <text:p text:style-name="P1">At x: 313 Removing: <text:s/>14 355 294 371</text:p>
        <text:p text:style-name="P1">R----20 21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16 166</text:p>
        <text:p text:style-name="P1"><text:s text:c="5"/>| <text:s text:c="8"/>L----18 79</text:p>
        <text:p text:style-name="P1"><text:s text:c="5"/>R----24 371</text:p>
        <text:p text:style-name="P1"><text:s text:c="10"/>L----22 294</text:p>
        <text:p text:style-name="P1"><text:s text:c="10"/>R----15 316</text:p>
        <text:p text:style-name="P1"><text:s text:c="15"/>L----25 355</text:p>
        <text:p text:style-name="P1"><text:s text:c="15"/>R----7 267</text:p>
        <text:p text:style-name="P1">Del 1 2 4 10 18 16 20 22 24 25 15 7 </text:p>
        <text:p text:style-name="P1">Adding p: 322 136</text:p>
        <text:p text:style-name="P1">BT start: 16 166</text:p>
        <text:p text:style-name="P1">SS start: 16 166</text:p>
        <text:p text:style-name="P1">R----20 21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16 166</text:p>
        <text:p text:style-name="P1"><text:s text:c="5"/>| <text:s text:c="8"/>L----18 79</text:p>
        <text:p text:style-name="P1"><text:s text:c="5"/>| <text:s text:c="8"/>R----26 136</text:p>
        <text:p text:style-name="P1"><text:s text:c="5"/>| <text:s text:c="13"/>R----27 166</text:p>
        <text:p text:style-name="P1"><text:s text:c="5"/>R----24 371</text:p>
        <text:p text:style-name="P1"><text:s text:c="10"/>L----22 294</text:p>
        <text:p text:style-name="P1"><text:s text:c="10"/>R----15 316</text:p>
        <text:p text:style-name="P1"><text:s text:c="15"/>L----25 355</text:p>
        <text:p text:style-name="P1"><text:s text:c="15"/>R----7 267</text:p>
        <text:p text:style-name="P1">At x: 322 Adding c: 323 ; 166 79 136</text:p>
        <text:p text:style-name="P1">At x: 322 Adding c: 337 ; 166 136 217</text:p>
        <text:p text:style-name="P1">Ins 1 2 4 10 18 16 26 27 20 22 24 25 15 7 </text:p>
        <text:p text:style-name="P1">At x: 323 Removing: <text:s/>16 166 79 136</text:p>
        <text:p text:style-name="P1">R----20 21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6 136</text:p>
        <text:p text:style-name="P1"><text:s text:c="5"/>| <text:s text:c="8"/>L----18 79</text:p>
        <text:p text:style-name="P1"><text:s text:c="5"/>| <text:s text:c="8"/>R----27 166</text:p>
        <text:p text:style-name="P1"><text:s text:c="5"/>R----24 371</text:p>
        <text:p text:style-name="P1"><text:s text:c="10"/>L----22 294</text:p>
        <text:p text:style-name="P1"><text:s text:c="10"/>R----15 316</text:p>
        <text:p text:style-name="P1"><text:s text:c="15"/>L----25 355</text:p>
        <text:p text:style-name="P1"><text:s text:c="15"/>R----7 267</text:p>
        <text:p text:style-name="P1">Del 1 2 4 10 18 26 27 20 22 24 25 15 7 </text:p>
        <text:p text:style-name="P1">At x: 337 Removing: <text:s/>27 166 136 217</text:p>
        <text:p text:style-name="P1">R----20 21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6 136</text:p>
        <text:p text:style-name="P1"><text:s text:c="5"/>| <text:s text:c="8"/>L----18 79</text:p>
        <text:p text:style-name="P1"><text:s text:c="5"/>R----24 371</text:p>
        <text:p text:style-name="P1"><text:s text:c="10"/>L----22 294</text:p>
        <text:p text:style-name="P1"><text:s text:c="10"/>R----15 316</text:p>
        <text:p text:style-name="P1"><text:s text:c="15"/>L----25 355</text:p>
        <text:p text:style-name="P1"><text:s text:c="15"/>R----7 267</text:p>
        <text:p text:style-name="P1">At x: 337 Adding c: 584 ; 217 136 294</text:p>
        <text:p text:style-name="P1">Del 1 2 4 10 18 26 20 22 24 25 15 7 </text:p>
        <text:p text:style-name="P1">Adding p: 345 83</text:p>
        <text:p text:style-name="P1">BT start: 18 79</text:p>
        <text:p text:style-name="P1">SS start: 18 79</text:p>
        <text:p text:style-name="P1">R----20 21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26 136</text:p>
        <text:p text:style-name="P1"><text:s text:c="5"/>| <text:s text:c="13"/>L----29 79</text:p>
        <text:p text:style-name="P1"><text:s text:c="5"/>R----24 371</text:p>
        <text:p text:style-name="P1"><text:s text:c="10"/>L----22 294</text:p>
        <text:p text:style-name="P1"><text:s text:c="10"/>R----15 316</text:p>
        <text:p text:style-name="P1"><text:s text:c="15"/>L----25 355</text:p>
        <text:p text:style-name="P1"><text:s text:c="15"/>R----7 267</text:p>
        <text:p text:style-name="P1">At x: 345 Adding c: 348 ; 79 83 136</text:p>
        <text:p text:style-name="P1">Ins 1 2 4 10 18 28 29 26 20 22 24 25 15 7 </text:p>
        <text:p text:style-name="P1">At x: 348 Removing: <text:s/>29 79 83 136</text:p>
        <text:p text:style-name="P1">R----20 21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26 136</text:p>
        <text:p text:style-name="P1"><text:s text:c="5"/>R----24 371</text:p>
        <text:p text:style-name="P1"><text:s text:c="10"/>L----22 294</text:p>
        <text:p text:style-name="P1"><text:s text:c="10"/>R----15 316</text:p>
        <text:p text:style-name="P1"><text:s text:c="15"/>L----25 355</text:p>
        <text:p text:style-name="P1"><text:s text:c="15"/>R----7 267</text:p>
        <text:p text:style-name="P1">Del 1 2 4 10 18 28 26 20 22 24 25 15 7 </text:p>
        <text:p text:style-name="P1">Adding p: 355 209</text:p>
        <text:p text:style-name="P1">BT start: 20 217</text:p>
        <text:p text:style-name="P1">SS start: 20 217</text:p>
        <text:p text:style-name="P1">R----20 21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26 136</text:p>
        <text:p text:style-name="P1"><text:s text:c="5"/>R----24 371</text:p>
        <text:p text:style-name="P1"><text:s text:c="10"/>L----31 217</text:p>
        <text:p text:style-name="P1"><text:s text:c="10"/>| <text:s text:c="3"/>L----30 209</text:p>
        <text:p text:style-name="P1"><text:s text:c="10"/>| <text:s text:c="3"/>R----22 294</text:p>
        <text:p text:style-name="P1"><text:s text:c="10"/>R----15 316</text:p>
        <text:p text:style-name="P1"><text:s text:c="15"/>L----25 355</text:p>
        <text:p text:style-name="P1"><text:s text:c="15"/>R----7 267</text:p>
        <text:p text:style-name="P1">At x: 355 Adding c: 363 ; 217 136 209</text:p>
        <text:p text:style-name="P1">At x: 355 Adding c: 376 ; 217 209 294</text:p>
        <text:p text:style-name="P1">Ins 1 2 4 10 18 28 26 20 30 31 22 24 25 15 7 </text:p>
        <text:p text:style-name="P1">At x: 363 Removing: <text:s/>20 217 136 209</text:p>
        <text:p text:style-name="P1">R----30 209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26 136</text:p>
        <text:p text:style-name="P1"><text:s text:c="5"/>R----24 371</text:p>
        <text:p text:style-name="P1"><text:s text:c="10"/>L----31 217</text:p>
        <text:p text:style-name="P1"><text:s text:c="10"/>| <text:s text:c="3"/>R----22 294</text:p>
        <text:p text:style-name="P1"><text:s text:c="10"/>R----15 316</text:p>
        <text:p text:style-name="P1"><text:s text:c="15"/>L----25 355</text:p>
        <text:p text:style-name="P1"><text:s text:c="15"/>R----7 267</text:p>
        <text:p text:style-name="P1">At x: 363 Adding c: 492 ; 136 83 209</text:p>
        <text:p text:style-name="P1">Del 1 2 4 10 18 28 26 30 31 22 24 25 15 7 </text:p>
        <text:p text:style-name="P1">Adding p: 363 291</text:p>
        <text:p text:style-name="P1">BT start: 22 294</text:p>
        <text:p text:style-name="P1">SS start: 22 294</text:p>
        <text:p text:style-name="P1">R----30 209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26 136</text:p>
        <text:p text:style-name="P1"><text:s text:c="5"/>R----24 371</text:p>
        <text:p text:style-name="P1"><text:s text:c="10"/>L----22 294</text:p>
        <text:p text:style-name="P1"><text:s text:c="10"/>| <text:s text:c="3"/>L----31 217</text:p>
        <text:p text:style-name="P1"><text:soft-page-break/><text:s text:c="10"/>| <text:s text:c="3"/>R----32 291</text:p>
        <text:p text:style-name="P1"><text:s text:c="10"/>| <text:s text:c="8"/>R----33 294</text:p>
        <text:p text:style-name="P1"><text:s text:c="10"/>R----15 316</text:p>
        <text:p text:style-name="P1"><text:s text:c="15"/>L----25 355</text:p>
        <text:p text:style-name="P1"><text:s text:c="15"/>R----7 267</text:p>
        <text:p text:style-name="P1">At x: 363 Adding c: 379 ; 294 217 291</text:p>
        <text:p text:style-name="P1">At x: 363 Adding c: 380 ; 294 291 371</text:p>
        <text:p text:style-name="P1">Ins 1 2 4 10 18 28 26 30 31 22 32 33 24 25 15 7 </text:p>
        <text:p text:style-name="P1">At x: 376 Removing: <text:s/>31 217 209 294</text:p>
        <text:p text:style-name="P1">R----30 209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26 136</text:p>
        <text:p text:style-name="P1"><text:s text:c="5"/>R----24 371</text:p>
        <text:p text:style-name="P1"><text:s text:c="10"/>L----22 294</text:p>
        <text:p text:style-name="P1"><text:s text:c="10"/>| <text:s text:c="3"/>R----32 291</text:p>
        <text:p text:style-name="P1"><text:s text:c="10"/>| <text:s text:c="8"/>R----33 294</text:p>
        <text:p text:style-name="P1"><text:s text:c="10"/>R----15 316</text:p>
        <text:p text:style-name="P1"><text:s text:c="15"/>L----25 355</text:p>
        <text:p text:style-name="P1"><text:s text:c="15"/>R----7 267</text:p>
        <text:p text:style-name="P1">At x: 376 Adding c: 378 ; 294 209 291</text:p>
        <text:p text:style-name="P1">Del 1 2 4 10 18 28 26 30 22 32 33 24 25 15 7 </text:p>
        <text:p text:style-name="P1">At x: 378 Removing: <text:s/>22 294 209 291</text:p>
        <text:p text:style-name="P1">R----30 209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26 136</text:p>
        <text:p text:style-name="P1"><text:s text:c="5"/>R----24 371</text:p>
        <text:p text:style-name="P1"><text:s text:c="10"/>L----32 291</text:p>
        <text:p text:style-name="P1"><text:s text:c="10"/>| <text:s text:c="3"/>R----33 294</text:p>
        <text:p text:style-name="P1"><text:s text:c="10"/>R----15 316</text:p>
        <text:p text:style-name="P1"><text:s text:c="15"/>L----25 355</text:p>
        <text:p text:style-name="P1"><text:s text:c="15"/>R----7 267</text:p>
        <text:p text:style-name="P1">Del 1 2 4 10 18 28 26 30 32 33 24 25 15 7 </text:p>
        <text:p text:style-name="P1">At x: 379 Ignoring: <text:s/>294 217 291</text:p>
        <text:p text:style-name="P1">At x: 380 Removing: <text:s/>33 294 291 371</text:p>
        <text:p text:style-name="P1">R----30 209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26 136</text:p>
        <text:p text:style-name="P1"><text:s text:c="5"/>R----24 371</text:p>
        <text:p text:style-name="P1"><text:s text:c="10"/>L----32 291</text:p>
        <text:p text:style-name="P1"><text:s text:c="10"/>R----15 316</text:p>
        <text:p text:style-name="P1"><text:s text:c="15"/>L----25 355</text:p>
        <text:p text:style-name="P1"><text:s text:c="15"/>R----7 267</text:p>
        <text:p text:style-name="P1">Del 1 2 4 10 18 28 26 30 32 24 25 15 7 </text:p>
        <text:p text:style-name="P1">Adding p: 382 368</text:p>
        <text:p text:style-name="P1">BT start: 24 371</text:p>
        <text:p text:style-name="P1">SS start: 24 371</text:p>
        <text:p text:style-name="P1">R----30 209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26 136</text:p>
        <text:p text:style-name="P1"><text:s text:c="5"/>R----24 371</text:p>
        <text:p text:style-name="P1"><text:s text:c="10"/>L----32 291</text:p>
        <text:p text:style-name="P1"><text:s text:c="10"/>R----15 316</text:p>
        <text:p text:style-name="P1"><text:s text:c="15"/>L----35 371</text:p>
        <text:p text:style-name="P1"><text:s text:c="15"/>| <text:s text:c="3"/>L----34 368</text:p>
        <text:p text:style-name="P1"><text:s text:c="15"/>| <text:s text:c="3"/>R----25 355</text:p>
        <text:p text:style-name="P1"><text:s text:c="15"/>R----7 267</text:p>
        <text:p text:style-name="P1">At x: 382 Adding c: 391 ; 371 291 368</text:p>
        <text:p text:style-name="P1">Ins 1 2 4 10 18 28 26 30 32 24 34 35 25 15 7 </text:p>
        <text:p text:style-name="P1">At x: 387 Ignoring: <text:s/>260 217 355</text:p>
        <text:p text:style-name="P1">At x: 391 Removing: <text:s/>24 371 291 368</text:p>
        <text:p text:style-name="P1">R----30 209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26 136</text:p>
        <text:p text:style-name="P1"><text:s text:c="5"/>R----34 368</text:p>
        <text:p text:style-name="P1"><text:s text:c="10"/>L----32 291</text:p>
        <text:p text:style-name="P1"><text:s text:c="10"/>R----15 316</text:p>
        <text:p text:style-name="P1"><text:s text:c="15"/>L----35 371</text:p>
        <text:p text:style-name="P1"><text:s text:c="15"/>| <text:s text:c="3"/>R----25 355</text:p>
        <text:p text:style-name="P1"><text:s text:c="15"/>R----7 267</text:p>
        <text:p text:style-name="P1">At x: 391 Adding c: 1474 ; 291 209 368</text:p>
        <text:p text:style-name="P1">Del 1 2 4 10 18 28 26 30 32 34 35 25 15 7 </text:p>
        <text:p text:style-name="P1">Adding p: 392 147</text:p>
        <text:p text:style-name="P1">BT start: 26 136</text:p>
        <text:p text:style-name="P1">SS start: 26 136</text:p>
        <text:p text:style-name="P1">R----30 209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36 147</text:p>
        <text:p text:style-name="P1"><text:s text:c="5"/>| <text:s text:c="13"/>L----26 136</text:p>
        <text:p text:style-name="P1"><text:s text:c="5"/>| <text:s text:c="13"/>R----37 136</text:p>
        <text:p text:style-name="P1"><text:s text:c="5"/>R----34 368</text:p>
        <text:p text:style-name="P1"><text:s text:c="10"/>L----32 291</text:p>
        <text:p text:style-name="P1"><text:s text:c="10"/>R----15 316</text:p>
        <text:p text:style-name="P1"><text:s text:c="15"/>L----35 371</text:p>
        <text:p text:style-name="P1"><text:s text:c="15"/>| <text:s text:c="3"/>R----25 355</text:p>
        <text:p text:style-name="P1"><text:s text:c="15"/>R----7 267</text:p>
        <text:p text:style-name="P1">At x: 392 Adding c: 401 ; 136 83 147</text:p>
        <text:p text:style-name="P1">At x: 392 Adding c: 396 ; 136 147 209</text:p>
        <text:p text:style-name="P1">Ins 1 2 4 10 18 28 26 36 37 30 32 34 35 25 15 7 </text:p>
        <text:p text:style-name="P1">At x: 396 Removing: <text:s/>37 136 147 209</text:p>
        <text:p text:style-name="P1">R----30 209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36 147</text:p>
        <text:p text:style-name="P1"><text:s text:c="5"/>| <text:s text:c="13"/>L----26 136</text:p>
        <text:p text:style-name="P1"><text:s text:c="5"/>R----34 368</text:p>
        <text:p text:style-name="P1"><text:s text:c="10"/>L----32 291</text:p>
        <text:p text:style-name="P1"><text:s text:c="10"/>R----15 316</text:p>
        <text:p text:style-name="P1"><text:s text:c="15"/>L----35 371</text:p>
        <text:p text:style-name="P1"><text:s text:c="15"/>| <text:s text:c="3"/>R----25 355</text:p>
        <text:p text:style-name="P1"><text:s text:c="15"/>R----7 267</text:p>
        <text:p text:style-name="P1">At x: 396 Adding c: 599 ; 209 147 291</text:p>
        <text:p text:style-name="P1">Del 1 2 4 10 18 28 26 36 30 32 34 35 25 15 7 </text:p>
        <text:p text:style-name="P1">At x: 401 Removing: <text:s/>26 136 83 147</text:p>
        <text:p text:style-name="P1">R----30 209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36 147</text:p>
        <text:p text:style-name="P1"><text:s text:c="5"/>R----34 368</text:p>
        <text:p text:style-name="P1"><text:s text:c="10"/>L----32 291</text:p>
        <text:p text:style-name="P1"><text:s text:c="10"/>R----15 316</text:p>
        <text:p text:style-name="P1"><text:s text:c="15"/>L----35 371</text:p>
        <text:p text:style-name="P1"><text:s text:c="15"/>| <text:s text:c="3"/>R----25 355</text:p>
        <text:p text:style-name="P1"><text:s text:c="15"/>R----7 267</text:p>
        <text:p text:style-name="P1">Del 1 2 4 10 18 28 36 30 32 34 35 25 15 7 </text:p>
        <text:p text:style-name="P1">At x: 406 Ignoring: <text:s/>166 79 217</text:p>
        <text:p text:style-name="P1">Adding p: 408 94</text:p>
        <text:p text:style-name="P1">BT start: 28 83</text:p>
        <text:p text:style-name="P1">SS start: 28 83</text:p>
        <text:p text:style-name="P1">R----30 209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39 83</text:p>
        <text:p text:style-name="P1"><text:s text:c="5"/>| <text:s text:c="13"/>L----38 94</text:p>
        <text:p text:style-name="P1"><text:s text:c="5"/>| <text:s text:c="13"/>R----36 147</text:p>
        <text:p text:style-name="P1"><text:s text:c="5"/>R----34 368</text:p>
        <text:p text:style-name="P1"><text:s text:c="10"/>L----32 291</text:p>
        <text:p text:style-name="P1"><text:soft-page-break/><text:s text:c="10"/>R----15 316</text:p>
        <text:p text:style-name="P1"><text:s text:c="15"/>L----35 371</text:p>
        <text:p text:style-name="P1"><text:s text:c="15"/>| <text:s text:c="3"/>R----25 355</text:p>
        <text:p text:style-name="P1"><text:s text:c="15"/>R----7 267</text:p>
        <text:p text:style-name="P1">At x: 408 Adding c: 412 ; 83 94 147</text:p>
        <text:p text:style-name="P1">Ins 1 2 4 10 18 28 38 39 36 30 32 34 35 25 15 7 </text:p>
        <text:p text:style-name="P1">At x: 412 Removing: <text:s/>39 83 94 147</text:p>
        <text:p text:style-name="P1">R----30 209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36 147</text:p>
        <text:p text:style-name="P1"><text:s text:c="5"/>| <text:s text:c="13"/>L----38 94</text:p>
        <text:p text:style-name="P1"><text:s text:c="5"/>R----34 368</text:p>
        <text:p text:style-name="P1"><text:s text:c="10"/>L----32 291</text:p>
        <text:p text:style-name="P1"><text:s text:c="10"/>R----15 316</text:p>
        <text:p text:style-name="P1"><text:s text:c="15"/>L----35 371</text:p>
        <text:p text:style-name="P1"><text:s text:c="15"/>| <text:s text:c="3"/>R----25 355</text:p>
        <text:p text:style-name="P1"><text:s text:c="15"/>R----7 267</text:p>
        <text:p text:style-name="P1">Del 1 2 4 10 18 28 38 36 30 32 34 35 25 15 7 </text:p>
        <text:p text:style-name="P1">Adding p: 428 197</text:p>
        <text:p text:style-name="P1">BT start: 30 209</text:p>
        <text:p text:style-name="P1">SS start: 30 209</text:p>
        <text:p text:style-name="P1">R----30 209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36 147</text:p>
        <text:p text:style-name="P1"><text:s text:c="5"/>| <text:s text:c="13"/>L----38 94</text:p>
        <text:p text:style-name="P1"><text:s text:c="5"/>R----34 368</text:p>
        <text:p text:style-name="P1"><text:s text:c="10"/>L----41 209</text:p>
        <text:p text:style-name="P1"><text:s text:c="10"/>| <text:s text:c="3"/>L----40 197</text:p>
        <text:p text:style-name="P1"><text:s text:c="10"/>| <text:s text:c="3"/>R----32 291</text:p>
        <text:p text:style-name="P1"><text:s text:c="10"/>R----15 316</text:p>
        <text:p text:style-name="P1"><text:s text:c="15"/>L----35 371</text:p>
        <text:p text:style-name="P1"><text:s text:c="15"/>| <text:s text:c="3"/>R----25 355</text:p>
        <text:p text:style-name="P1"><text:s text:c="15"/>R----7 267</text:p>
        <text:p text:style-name="P1">At x: 428 Adding c: 429 ; 209 147 197</text:p>
        <text:p text:style-name="P1">At x: 428 Adding c: 456 ; 209 197 291</text:p>
        <text:p text:style-name="P1">Ins 1 2 4 10 18 28 38 36 30 40 41 32 34 35 25 15 7 </text:p>
        <text:p text:style-name="P1">Adding p: 428 267</text:p>
        <text:p text:style-name="P1">BT start: 32 291</text:p>
        <text:p text:style-name="P1">SS start: 32 291</text:p>
        <text:p text:style-name="P1">R----30 209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36 147</text:p>
        <text:p text:style-name="P1"><text:s text:c="5"/>| <text:s text:c="13"/>L----38 94</text:p>
        <text:p text:style-name="P1"><text:s text:c="5"/>R----34 368</text:p>
        <text:p text:style-name="P1"><text:s text:c="10"/>L----41 209</text:p>
        <text:p text:style-name="P1"><text:s text:c="10"/>| <text:s text:c="3"/>L----40 197</text:p>
        <text:p text:style-name="P1"><text:s text:c="10"/>| <text:s text:c="3"/>R----42 267</text:p>
        <text:p text:style-name="P1"><text:s text:c="10"/>| <text:s text:c="8"/>L----32 291</text:p>
        <text:p text:style-name="P1"><text:s text:c="10"/>| <text:s text:c="8"/>R----43 291</text:p>
        <text:p text:style-name="P1"><text:s text:c="10"/>R----15 316</text:p>
        <text:p text:style-name="P1"><text:s text:c="15"/>L----35 371</text:p>
        <text:p text:style-name="P1"><text:s text:c="15"/>| <text:s text:c="3"/>R----25 355</text:p>
        <text:p text:style-name="P1"><text:s text:c="15"/>R----7 267</text:p>
        <text:p text:style-name="P1">At x: 428 Adding c: 432 ; 291 209 267</text:p>
        <text:p text:style-name="P1">At x: 428 Adding c: 467 ; 291 267 368</text:p>
        <text:p text:style-name="P1">Ins 1 2 4 10 18 28 38 36 30 40 41 32 42 43 34 35 25 15 7 </text:p>
        <text:p text:style-name="P1">At x: 429 Removing: <text:s/>30 209 147 197</text:p>
        <text:p text:style-name="P1">R----40 19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36 147</text:p>
        <text:p text:style-name="P1"><text:s text:c="5"/>| <text:s text:c="13"/>L----38 94</text:p>
        <text:p text:style-name="P1"><text:s text:c="5"/>R----34 368</text:p>
        <text:p text:style-name="P1"><text:s text:c="10"/>L----41 209</text:p>
        <text:p text:style-name="P1"><text:s text:c="10"/>| <text:s text:c="3"/>R----42 267</text:p>
        <text:p text:style-name="P1"><text:s text:c="10"/>| <text:s text:c="8"/>L----32 291</text:p>
        <text:p text:style-name="P1"><text:s text:c="10"/>| <text:s text:c="8"/>R----43 291</text:p>
        <text:p text:style-name="P1"><text:s text:c="10"/>R----15 316</text:p>
        <text:p text:style-name="P1"><text:s text:c="15"/>L----35 371</text:p>
        <text:p text:style-name="P1"><text:s text:c="15"/>| <text:s text:c="3"/>R----25 355</text:p>
        <text:p text:style-name="P1"><text:s text:c="15"/>R----7 267</text:p>
        <text:p text:style-name="P1">At x: 429 Adding c: 524 ; 147 94 197</text:p>
        <text:p text:style-name="P1">Del 1 2 4 10 18 28 38 36 40 41 32 42 43 34 35 25 15 7 </text:p>
        <text:p text:style-name="P1">At x: 432 Removing: <text:s/>32 291 209 267</text:p>
        <text:p text:style-name="P1">R----40 19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36 147</text:p>
        <text:p text:style-name="P1"><text:s text:c="5"/>| <text:s text:c="13"/>L----38 94</text:p>
        <text:p text:style-name="P1"><text:s text:c="5"/>R----34 368</text:p>
        <text:p text:style-name="P1"><text:s text:c="10"/>L----41 209</text:p>
        <text:p text:style-name="P1"><text:s text:c="10"/>| <text:s text:c="3"/>R----42 267</text:p>
        <text:p text:style-name="P1"><text:s text:c="10"/>| <text:s text:c="8"/>R----43 291</text:p>
        <text:p text:style-name="P1"><text:s text:c="10"/>R----15 316</text:p>
        <text:p text:style-name="P1"><text:s text:c="15"/>L----35 371</text:p>
        <text:p text:style-name="P1"><text:s text:c="15"/>| <text:s text:c="3"/>R----25 355</text:p>
        <text:p text:style-name="P1"><text:s text:c="15"/>R----7 267</text:p>
        <text:p text:style-name="P1">At x: 432 Adding c: 444 ; 209 197 267</text:p>
        <text:p text:style-name="P1">Del 1 2 4 10 18 28 38 36 40 41 42 43 34 35 25 15 7 </text:p>
        <text:p text:style-name="P1">At x: 438 Ignoring: <text:s/>139 103 191</text:p>
        <text:p text:style-name="P1">At x: 444 Removing: <text:s/>41 209 197 267</text:p>
        <text:p text:style-name="P1">R----40 19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36 147</text:p>
        <text:p text:style-name="P1"><text:s text:c="5"/>| <text:s text:c="13"/>L----38 94</text:p>
        <text:p text:style-name="P1"><text:s text:c="5"/>R----34 368</text:p>
        <text:p text:style-name="P1"><text:s text:c="10"/>L----42 267</text:p>
        <text:p text:style-name="P1"><text:s text:c="10"/>| <text:s text:c="3"/>R----43 291</text:p>
        <text:p text:style-name="P1"><text:s text:c="10"/>R----15 316</text:p>
        <text:p text:style-name="P1"><text:s text:c="15"/>L----35 371</text:p>
        <text:p text:style-name="P1"><text:s text:c="15"/>| <text:s text:c="3"/>R----25 355</text:p>
        <text:p text:style-name="P1"><text:s text:c="15"/>R----7 267</text:p>
        <text:p text:style-name="P1">Del 1 2 4 10 18 28 38 36 40 42 43 34 35 25 15 7 </text:p>
        <text:p text:style-name="P1">At x: 456 Ignoring: <text:s/>209 197 291</text:p>
        <text:p text:style-name="P1">Adding p: 459 345</text:p>
        <text:p text:style-name="P1">BT start: 34 368</text:p>
        <text:p text:style-name="P1">SS start: 34 368</text:p>
        <text:p text:style-name="P1">R----40 19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36 147</text:p>
        <text:p text:style-name="P1"><text:s text:c="5"/>| <text:s text:c="13"/>L----38 94</text:p>
        <text:p text:style-name="P1"><text:s text:c="5"/>R----34 368</text:p>
        <text:p text:style-name="P1"><text:s text:c="10"/>L----42 267</text:p>
        <text:p text:style-name="P1"><text:s text:c="10"/>| <text:s text:c="3"/>R----43 291</text:p>
        <text:p text:style-name="P1"><text:s text:c="10"/>R----35 371</text:p>
        <text:p text:style-name="P1"><text:s text:c="15"/>L----44 345</text:p>
        <text:p text:style-name="P1"><text:s text:c="15"/>| <text:s text:c="3"/>R----45 368</text:p>
        <text:p text:style-name="P1"><text:s text:c="15"/>R----15 316</text:p>
        <text:p text:style-name="P1"><text:s text:c="20"/>L----25 355</text:p>
        <text:p text:style-name="P1"><text:s text:c="20"/>R----7 267</text:p>
        <text:p text:style-name="P1">At x: 459 Adding c: 465 ; 368 291 345</text:p>
        <text:p text:style-name="P1">Ins 1 2 4 10 18 28 38 36 40 42 43 34 44 45 35 25 15 7 </text:p>
        <text:p text:style-name="P1">At x: 465 Removing: <text:s/>34 368 291 345</text:p>
        <text:p text:style-name="P1">R----40 19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36 147</text:p>
        <text:p text:style-name="P1"><text:s text:c="5"/>| <text:s text:c="13"/>L----38 94</text:p>
        <text:p text:style-name="P1"><text:s text:c="5"/>R----44 345</text:p>
        <text:p text:style-name="P1"><text:s text:c="10"/>L----42 267</text:p>
        <text:p text:style-name="P1"><text:s text:c="10"/>| <text:s text:c="3"/>R----43 291</text:p>
        <text:p text:style-name="P1"><text:soft-page-break/><text:s text:c="10"/>R----35 371</text:p>
        <text:p text:style-name="P1"><text:s text:c="15"/>L----45 368</text:p>
        <text:p text:style-name="P1"><text:s text:c="15"/>R----15 316</text:p>
        <text:p text:style-name="P1"><text:s text:c="20"/>L----25 355</text:p>
        <text:p text:style-name="P1"><text:s text:c="20"/>R----7 267</text:p>
        <text:p text:style-name="P1">At x: 465 Adding c: 465 ; 291 267 345</text:p>
        <text:p text:style-name="P1">Del 1 2 4 10 18 28 38 36 40 42 43 44 45 35 25 15 7 </text:p>
        <text:p text:style-name="P1">At x: 465 Removing: <text:s/>43 291 267 345</text:p>
        <text:p text:style-name="P1">R----40 19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28 83</text:p>
        <text:p text:style-name="P1"><text:s text:c="5"/>| <text:s text:c="8"/>L----18 79</text:p>
        <text:p text:style-name="P1"><text:s text:c="5"/>| <text:s text:c="8"/>R----36 147</text:p>
        <text:p text:style-name="P1"><text:s text:c="5"/>| <text:s text:c="13"/>L----38 94</text:p>
        <text:p text:style-name="P1"><text:s text:c="5"/>R----44 345</text:p>
        <text:p text:style-name="P1"><text:s text:c="10"/>L----42 267</text:p>
        <text:p text:style-name="P1"><text:s text:c="10"/>R----35 371</text:p>
        <text:p text:style-name="P1"><text:s text:c="15"/>L----45 368</text:p>
        <text:p text:style-name="P1"><text:s text:c="15"/>R----15 316</text:p>
        <text:p text:style-name="P1"><text:s text:c="20"/>L----25 355</text:p>
        <text:p text:style-name="P1"><text:s text:c="20"/>R----7 267</text:p>
        <text:p text:style-name="P1">At x: 465 Adding c: 834 ; 267 197 345</text:p>
        <text:p text:style-name="P1">Del 1 2 4 10 18 28 38 36 40 42 44 45 35 25 15 7 </text:p>
        <text:p text:style-name="P1">At x: 467 Ignoring: <text:s/>291 267 368</text:p>
        <text:p text:style-name="P1">Adding p: 468 129</text:p>
        <text:p text:style-name="P1">BT start: 36 147</text:p>
        <text:p text:style-name="P1">SS start: 36 147</text:p>
        <text:p text:style-name="P1">R----40 19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36 147</text:p>
        <text:p text:style-name="P1"><text:s text:c="5"/>| <text:s text:c="8"/>L----28 83</text:p>
        <text:p text:style-name="P1"><text:s text:c="5"/>| <text:s text:c="8"/>| <text:s text:c="3"/>L----18 79</text:p>
        <text:p text:style-name="P1"><text:s text:c="5"/>| <text:s text:c="8"/>| <text:s text:c="3"/>R----38 94</text:p>
        <text:p text:style-name="P1"><text:s text:c="5"/>| <text:s text:c="8"/>R----46 129</text:p>
        <text:p text:style-name="P1"><text:s text:c="5"/>| <text:s text:c="13"/>R----47 147</text:p>
        <text:p text:style-name="P1"><text:s text:c="5"/>R----44 345</text:p>
        <text:p text:style-name="P1"><text:s text:c="10"/>L----42 267</text:p>
        <text:p text:style-name="P1"><text:s text:c="10"/>R----35 371</text:p>
        <text:p text:style-name="P1"><text:s text:c="15"/>L----45 368</text:p>
        <text:p text:style-name="P1"><text:s text:c="15"/>R----15 316</text:p>
        <text:p text:style-name="P1"><text:s text:c="20"/>L----25 355</text:p>
        <text:p text:style-name="P1"><text:s text:c="20"/>R----7 267</text:p>
        <text:p text:style-name="P1">At x: 468 Adding c: 468 ; 147 94 129</text:p>
        <text:p text:style-name="P1">At x: 468 Adding c: 477 ; 147 129 197</text:p>
        <text:p text:style-name="P1">Ins 1 2 4 10 18 28 38 36 46 47 40 42 44 45 35 25 15 7 </text:p>
        <text:p text:style-name="P1">At x: 468 Removing: <text:s/>36 147 94 129</text:p>
        <text:p text:style-name="P1">R----40 19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46 129</text:p>
        <text:p text:style-name="P1"><text:s text:c="5"/>| <text:s text:c="8"/>L----28 83</text:p>
        <text:p text:style-name="P1"><text:s text:c="5"/>| <text:s text:c="8"/>| <text:s text:c="3"/>L----18 79</text:p>
        <text:p text:style-name="P1"><text:s text:c="5"/>| <text:s text:c="8"/>| <text:s text:c="3"/>R----38 94</text:p>
        <text:p text:style-name="P1"><text:s text:c="5"/>| <text:s text:c="8"/>R----47 147</text:p>
        <text:p text:style-name="P1"><text:s text:c="5"/>R----44 345</text:p>
        <text:p text:style-name="P1"><text:s text:c="10"/>L----42 267</text:p>
        <text:p text:style-name="P1"><text:s text:c="10"/>R----35 371</text:p>
        <text:p text:style-name="P1"><text:s text:c="15"/>L----45 368</text:p>
        <text:p text:style-name="P1"><text:s text:c="15"/>R----15 316</text:p>
        <text:p text:style-name="P1"><text:s text:c="20"/>L----25 355</text:p>
        <text:p text:style-name="P1"><text:s text:c="20"/>R----7 267</text:p>
        <text:p text:style-name="P1">Del 1 2 4 10 18 28 38 46 47 40 42 44 45 35 25 15 7 </text:p>
        <text:p text:style-name="P1">At x: 477 Removing: <text:s/>47 147 129 197</text:p>
        <text:p text:style-name="P1">R----40 19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46 129</text:p>
        <text:p text:style-name="P1"><text:s text:c="5"/>| <text:s text:c="8"/>L----28 83</text:p>
        <text:p text:style-name="P1"><text:s text:c="5"/>| <text:s text:c="8"/>| <text:s text:c="3"/>L----18 79</text:p>
        <text:p text:style-name="P1"><text:s text:c="5"/>| <text:s text:c="8"/>| <text:s text:c="3"/>R----38 94</text:p>
        <text:p text:style-name="P1"><text:s text:c="5"/>R----44 345</text:p>
        <text:p text:style-name="P1"><text:s text:c="10"/>L----42 267</text:p>
        <text:p text:style-name="P1"><text:s text:c="10"/>R----35 371</text:p>
        <text:p text:style-name="P1"><text:s text:c="15"/>L----45 368</text:p>
        <text:p text:style-name="P1"><text:s text:c="15"/>R----15 316</text:p>
        <text:p text:style-name="P1"><text:s text:c="20"/>L----25 355</text:p>
        <text:p text:style-name="P1"><text:s text:c="20"/>R----7 267</text:p>
        <text:p text:style-name="P1">At x: 477 Adding c: 707 ; 197 129 267</text:p>
        <text:p text:style-name="P1">Del 1 2 4 10 18 28 38 46 40 42 44 45 35 25 15 7 </text:p>
        <text:p text:style-name="P1">At x: 492 Ignoring: <text:s/>136 83 209</text:p>
        <text:p text:style-name="P1">Adding p: 500 181</text:p>
        <text:p text:style-name="P1">BT start: 40 197</text:p>
        <text:p text:style-name="P1">SS start: 40 197</text:p>
        <text:p text:style-name="P1">R----40 197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46 129</text:p>
        <text:p text:style-name="P1"><text:s text:c="5"/>| <text:s text:c="8"/>L----28 83</text:p>
        <text:p text:style-name="P1"><text:s text:c="5"/>| <text:s text:c="8"/>| <text:s text:c="3"/>L----18 79</text:p>
        <text:p text:style-name="P1"><text:s text:c="5"/>| <text:s text:c="8"/>| <text:s text:c="3"/>R----38 94</text:p>
        <text:p text:style-name="P1"><text:s text:c="5"/>R----44 345</text:p>
        <text:p text:style-name="P1"><text:s text:c="10"/>L----49 197</text:p>
        <text:p text:style-name="P1"><text:s text:c="10"/>| <text:s text:c="3"/>L----48 181</text:p>
        <text:p text:style-name="P1"><text:s text:c="10"/>| <text:s text:c="3"/>R----42 267</text:p>
        <text:p text:style-name="P1"><text:s text:c="10"/>R----35 371</text:p>
        <text:p text:style-name="P1"><text:s text:c="15"/>L----45 368</text:p>
        <text:p text:style-name="P1"><text:s text:c="15"/>R----15 316</text:p>
        <text:p text:style-name="P1"><text:s text:c="20"/>L----25 355</text:p>
        <text:p text:style-name="P1"><text:s text:c="20"/>R----7 267</text:p>
        <text:p text:style-name="P1">At x: 500 Adding c: 501 ; 197 129 181</text:p>
        <text:p text:style-name="P1">At x: 500 Adding c: 531 ; 197 181 267</text:p>
        <text:p text:style-name="P1">Ins 1 2 4 10 18 28 38 46 40 48 49 42 44 45 35 25 15 7 </text:p>
        <text:p text:style-name="P1">At x: 501 Removing: <text:s/>40 197 129 181</text:p>
        <text:p text:style-name="P1">R----48 181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46 129</text:p>
        <text:p text:style-name="P1"><text:s text:c="5"/>| <text:s text:c="8"/>L----28 83</text:p>
        <text:p text:style-name="P1"><text:s text:c="5"/>| <text:s text:c="8"/>| <text:s text:c="3"/>L----18 79</text:p>
        <text:p text:style-name="P1"><text:s text:c="5"/>| <text:s text:c="8"/>| <text:s text:c="3"/>R----38 94</text:p>
        <text:p text:style-name="P1"><text:s text:c="5"/>R----44 345</text:p>
        <text:p text:style-name="P1"><text:s text:c="10"/>L----49 197</text:p>
        <text:p text:style-name="P1"><text:s text:c="10"/>| <text:s text:c="3"/>R----42 267</text:p>
        <text:p text:style-name="P1"><text:s text:c="10"/>R----35 371</text:p>
        <text:p text:style-name="P1"><text:s text:c="15"/>L----45 368</text:p>
        <text:p text:style-name="P1"><text:s text:c="15"/>R----15 316</text:p>
        <text:p text:style-name="P1"><text:s text:c="20"/>L----25 355</text:p>
        <text:p text:style-name="P1"><text:s text:c="20"/>R----7 267</text:p>
        <text:p text:style-name="P1">Del 1 2 4 10 18 28 38 46 48 49 42 44 45 35 25 15 7 </text:p>
        <text:p text:style-name="P1">Adding p: 502 304</text:p>
        <text:p text:style-name="P1">BT start: 44 345</text:p>
        <text:p text:style-name="P1">SS start: 44 345</text:p>
        <text:p text:style-name="P1">R----48 181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46 129</text:p>
        <text:p text:style-name="P1"><text:s text:c="5"/>| <text:s text:c="8"/>L----28 83</text:p>
        <text:p text:style-name="P1"><text:s text:c="5"/>| <text:s text:c="8"/>| <text:s text:c="3"/>L----18 79</text:p>
        <text:p text:style-name="P1"><text:s text:c="5"/>| <text:s text:c="8"/>| <text:s text:c="3"/>R----38 94</text:p>
        <text:p text:style-name="P1"><text:s text:c="5"/>R----44 345</text:p>
        <text:p text:style-name="P1"><text:s text:c="10"/>L----49 197</text:p>
        <text:p text:style-name="P1"><text:s text:c="10"/>| <text:s text:c="3"/>R----42 267</text:p>
        <text:p text:style-name="P1"><text:s text:c="10"/>R----35 371</text:p>
        <text:p text:style-name="P1"><text:s text:c="15"/>L----51 345</text:p>
        <text:p text:style-name="P1"><text:s text:c="15"/>| <text:s text:c="3"/>L----50 304</text:p>
        <text:p text:style-name="P1"><text:s text:c="15"/>| <text:s text:c="3"/>R----45 368</text:p>
        <text:p text:style-name="P1"><text:s text:c="15"/>R----15 316</text:p>
        <text:p text:style-name="P1"><text:s text:c="20"/>L----25 355</text:p>
        <text:p text:style-name="P1"><text:s text:c="20"/>R----7 267</text:p>
        <text:p text:style-name="P1">At x: 502 Adding c: 502 ; 345 267 304</text:p>
        <text:p text:style-name="P1">Ins 1 2 4 10 18 28 38 46 48 49 42 44 50 51 45 35 25 15 7 </text:p>
        <text:p text:style-name="P1">At x: 502 Removing: <text:s/>44 345 267 304</text:p>
        <text:p text:style-name="P1">R----48 181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46 129</text:p>
        <text:p text:style-name="P1"><text:s text:c="5"/>| <text:s text:c="8"/>L----28 83</text:p>
        <text:p text:style-name="P1"><text:s text:c="5"/>| <text:s text:c="8"/>| <text:s text:c="3"/>L----18 79</text:p>
        <text:p text:style-name="P1"><text:s text:c="5"/>| <text:s text:c="8"/>| <text:s text:c="3"/>R----38 94</text:p>
        <text:p text:style-name="P1"><text:s text:c="5"/>R----50 304</text:p>
        <text:p text:style-name="P1"><text:soft-page-break/><text:s text:c="10"/>L----49 197</text:p>
        <text:p text:style-name="P1"><text:s text:c="10"/>| <text:s text:c="3"/>R----42 267</text:p>
        <text:p text:style-name="P1"><text:s text:c="10"/>R----35 371</text:p>
        <text:p text:style-name="P1"><text:s text:c="15"/>L----51 345</text:p>
        <text:p text:style-name="P1"><text:s text:c="15"/>| <text:s text:c="3"/>R----45 368</text:p>
        <text:p text:style-name="P1"><text:s text:c="15"/>R----15 316</text:p>
        <text:p text:style-name="P1"><text:s text:c="20"/>L----25 355</text:p>
        <text:p text:style-name="P1"><text:s text:c="20"/>R----7 267</text:p>
        <text:p text:style-name="P1">At x: 502 Adding c: 564 ; 267 197 304</text:p>
        <text:p text:style-name="P1">Del 1 2 4 10 18 28 38 46 48 49 42 50 51 45 35 25 15 7 </text:p>
        <text:p text:style-name="P1">Adding p: 514 242</text:p>
        <text:p text:style-name="P1">BT start: 42 267</text:p>
        <text:p text:style-name="P1">SS start: 42 267</text:p>
        <text:p text:style-name="P1">R----48 181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46 129</text:p>
        <text:p text:style-name="P1"><text:s text:c="5"/>| <text:s text:c="8"/>L----28 83</text:p>
        <text:p text:style-name="P1"><text:s text:c="5"/>| <text:s text:c="8"/>| <text:s text:c="3"/>L----18 79</text:p>
        <text:p text:style-name="P1"><text:s text:c="5"/>| <text:s text:c="8"/>| <text:s text:c="3"/>R----38 94</text:p>
        <text:p text:style-name="P1"><text:s text:c="5"/>R----50 304</text:p>
        <text:p text:style-name="P1"><text:s text:c="10"/>L----42 267</text:p>
        <text:p text:style-name="P1"><text:s text:c="10"/>| <text:s text:c="3"/>L----49 197</text:p>
        <text:p text:style-name="P1"><text:s text:c="10"/>| <text:s text:c="3"/>R----52 242</text:p>
        <text:p text:style-name="P1"><text:s text:c="10"/>| <text:s text:c="8"/>R----53 267</text:p>
        <text:p text:style-name="P1"><text:s text:c="10"/>R----35 371</text:p>
        <text:p text:style-name="P1"><text:s text:c="15"/>L----51 345</text:p>
        <text:p text:style-name="P1"><text:s text:c="15"/>| <text:s text:c="3"/>R----45 368</text:p>
        <text:p text:style-name="P1"><text:s text:c="15"/>R----15 316</text:p>
        <text:p text:style-name="P1"><text:s text:c="20"/>L----25 355</text:p>
        <text:p text:style-name="P1"><text:s text:c="20"/>R----7 267</text:p>
        <text:p text:style-name="P1">At x: 514 Adding c: 515 ; 267 197 242</text:p>
        <text:p text:style-name="P1">At x: 514 Adding c: 521 ; 267 242 304</text:p>
        <text:p text:style-name="P1">Ins 1 2 4 10 18 28 38 46 48 49 42 52 53 50 51 45 35 25 15 7 </text:p>
        <text:p text:style-name="P1">At x: 515 Removing: <text:s/>42 267 197 242</text:p>
        <text:p text:style-name="P1">R----48 181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46 129</text:p>
        <text:p text:style-name="P1"><text:s text:c="5"/>| <text:s text:c="8"/>L----28 83</text:p>
        <text:p text:style-name="P1"><text:s text:c="5"/>| <text:s text:c="8"/>| <text:s text:c="3"/>L----18 79</text:p>
        <text:p text:style-name="P1"><text:s text:c="5"/>| <text:s text:c="8"/>| <text:s text:c="3"/>R----38 94</text:p>
        <text:p text:style-name="P1"><text:s text:c="5"/>R----50 304</text:p>
        <text:p text:style-name="P1"><text:s text:c="10"/>L----52 242</text:p>
        <text:p text:style-name="P1"><text:s text:c="10"/>| <text:s text:c="3"/>L----49 197</text:p>
        <text:p text:style-name="P1"><text:s text:c="10"/>| <text:s text:c="3"/>R----53 267</text:p>
        <text:p text:style-name="P1"><text:s text:c="10"/>R----35 371</text:p>
        <text:p text:style-name="P1"><text:s text:c="15"/>L----51 345</text:p>
        <text:p text:style-name="P1"><text:s text:c="15"/>| <text:s text:c="3"/>R----45 368</text:p>
        <text:p text:style-name="P1"><text:s text:c="15"/>R----15 316</text:p>
        <text:p text:style-name="P1"><text:s text:c="20"/>L----25 355</text:p>
        <text:p text:style-name="P1"><text:s text:c="20"/>R----7 267</text:p>
        <text:p text:style-name="P1">At x: 515 Adding c: 519 ; 197 181 242</text:p>
        <text:p text:style-name="P1">Del 1 2 4 10 18 28 38 46 48 49 52 53 50 51 45 35 25 15 7 </text:p>
        <text:p text:style-name="P1">At x: 519 Removing: <text:s/>49 197 181 242</text:p>
        <text:p text:style-name="P1">R----48 181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46 129</text:p>
        <text:p text:style-name="P1"><text:s text:c="5"/>| <text:s text:c="8"/>L----28 83</text:p>
        <text:p text:style-name="P1"><text:s text:c="5"/>| <text:s text:c="8"/>| <text:s text:c="3"/>L----18 79</text:p>
        <text:p text:style-name="P1"><text:s text:c="5"/>| <text:s text:c="8"/>| <text:s text:c="3"/>R----38 94</text:p>
        <text:p text:style-name="P1"><text:s text:c="5"/>R----50 304</text:p>
        <text:p text:style-name="P1"><text:s text:c="10"/>L----52 242</text:p>
        <text:p text:style-name="P1"><text:s text:c="10"/>| <text:s text:c="3"/>R----53 267</text:p>
        <text:p text:style-name="P1"><text:s text:c="10"/>R----35 371</text:p>
        <text:p text:style-name="P1"><text:s text:c="15"/>L----51 345</text:p>
        <text:p text:style-name="P1"><text:s text:c="15"/>| <text:s text:c="3"/>R----45 368</text:p>
        <text:p text:style-name="P1"><text:s text:c="15"/>R----15 316</text:p>
        <text:p text:style-name="P1"><text:s text:c="20"/>L----25 355</text:p>
        <text:p text:style-name="P1"><text:s text:c="20"/>R----7 267</text:p>
        <text:p text:style-name="P1">Del 1 2 4 10 18 28 38 46 48 52 53 50 51 45 35 25 15 7 </text:p>
        <text:p text:style-name="P1">At x: 520 Ignoring: <text:s/>191 139 267</text:p>
        <text:p text:style-name="P1">At x: 521 Removing: <text:s/>53 267 242 304</text:p>
        <text:p text:style-name="P1">R----48 181</text:p>
        <text:p text:style-name="P1"><text:s text:c="5"/>L----10 103</text:p>
        <text:p text:style-name="P1"><text:s text:c="5"/>| <text:s text:c="3"/>L----2 191</text:p>
        <text:p text:style-name="P1"><text:s text:c="5"/>| <text:s text:c="3"/>| <text:s text:c="3"/>L----1 267</text:p>
        <text:p text:style-name="P1"><text:s text:c="5"/>| <text:s text:c="3"/>| <text:s text:c="3"/>R----4 139</text:p>
        <text:p text:style-name="P1"><text:s text:c="5"/>| <text:s text:c="3"/>R----46 129</text:p>
        <text:p text:style-name="P1"><text:s text:c="5"/>| <text:s text:c="8"/>L----28 83</text:p>
        <text:p text:style-name="P1"><text:s text:c="5"/>| <text:s text:c="8"/>| <text:s text:c="3"/>L----18 79</text:p>
        <text:p text:style-name="P1"><text:s text:c="5"/>| <text:s text:c="8"/>| <text:s text:c="3"/>R----38 94</text:p>
        <text:p text:style-name="P1"><text:s text:c="5"/>R----50 304</text:p>
        <text:p text:style-name="P1"><text:s text:c="10"/>L----52 242</text:p>
        <text:p text:style-name="P1"><text:s text:c="10"/>R----35 371</text:p>
        <text:p text:style-name="P1"><text:s text:c="15"/>L----51 345</text:p>
        <text:p text:style-name="P1"><text:s text:c="15"/>| <text:s text:c="3"/>R----45 368</text:p>
        <text:p text:style-name="P1"><text:s text:c="15"/>R----15 316</text:p>
        <text:p text:style-name="P1"><text:s text:c="20"/>L----25 355</text:p>
        <text:p text:style-name="P1"><text:s text:c="20"/>R----7 267</text:p>
        <text:p text:style-name="P1">Del 1 2 4 10 18 28 38 46 48 52 50 51 45 35 25 15 7 </text:p>
        <text:p text:style-name="P1">At x: 524 Ignoring: <text:s/>147 94 197</text:p>
        <text:p text:style-name="P1">At x: 531 Ignoring: <text:s/>197 181 267</text:p>
        <text:p text:style-name="P1">At x: 564 Ignoring: <text:s/>267 197 304</text:p>
        <text:p text:style-name="P1">At x: 584 Ignoring: <text:s/>217 136 294</text:p>
        <text:p text:style-name="P1">At x: 599 Ignoring: <text:s/>209 147 291</text:p>
        <text:p text:style-name="P1">At x: 707 Ignoring: <text:s/>197 129 267</text:p>
        <text:p text:style-name="P1">At x: 834 Ignoring: <text:s/>267 197 345</text:p>
        <text:p text:style-name="P1">At x: 1272 Ignoring: <text:s/>166 103 217</text:p>
        <text:p text:style-name="P1">At x: 1474 Ignoring: <text:s/>291 209 368</text:p>
        <text:p text:style-name="P1">At x: 1976 Ignoring: <text:s/>218 139 260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465in" fo:margin-bottom="0.4535in" fo:margin-left="0.4535in" fo:margin-right="0.41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0T15:43:43.692000000</meta:creation-date>
    <meta:print-date>2021-10-30T15:47:03.045000000</meta:print-date>
    <dc:date>2021-10-31T12:48:47.955000000</dc:date>
    <meta:editing-duration>PT7M37S</meta:editing-duration>
    <meta:editing-cycles>2</meta:editing-cycles>
    <meta:generator>LibreOffice/7.1.3.2$Windows_X86_64 LibreOffice_project/47f78053abe362b9384784d31a6e56f8511eb1c1</meta:generator>
    <meta:document-statistic meta:table-count="0" meta:image-count="0" meta:object-count="0" meta:page-count="7" meta:paragraph-count="1116" meta:word-count="5376" meta:character-count="26926" meta:non-whitespace-character-count="14491"/>
  </office:meta>
</office:document-meta>
</file>